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officeooo:paragraph-rsid="001be818"/>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officeooo:rsid="001d0ed8" officeooo:paragraph-rsid="001d0ed8"/>
    </style:style>
    <style:style style:name="P6" style:family="paragraph" style:parent-style-name="Standard">
      <style:text-properties officeooo:rsid="001e9d8c" officeooo:paragraph-rsid="001e9d8c"/>
    </style:style>
    <style:style style:name="P7" style:family="paragraph" style:parent-style-name="Standard">
      <style:text-properties fo:background-color="#ffff00"/>
    </style:style>
    <style:style style:name="T1" style:family="text">
      <style:text-properties officeooo:rsid="001be818"/>
    </style:style>
    <style:style style:name="T2" style:family="text">
      <style:text-properties officeooo:rsid="001e9d8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f3f7d"/>
    </style:style>
    <style:style style:name="T5" style:family="text">
      <style:text-properties style:text-underline-style="solid" style:text-underline-width="auto" style:text-underline-color="font-color" fo:font-weight="bold" officeooo:rsid="001f3f7d" style:font-weight-asian="bold" style:font-weight-complex="bold"/>
    </style:style>
    <style:style style:name="T6" style:family="text">
      <style:text-properties officeooo:rsid="001f3f7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olamento Lux et Tenebra.</text:p>
      <text:p text:style-name="Standard"/>
      <text:p text:style-name="Standard">La gilda Lux et Tenebra ha come scopo il progress con componente social, extra raid.</text:p>
      <text:p text:style-name="Standard">Ciò comporta che la gilda avrà una chat vocale in questo caso mumble sempre attiva e privata, con canali dedicati al social e canali dedicati alle attività di progress. Una chat in game, e una chat fuori dal gioco: il gruppo di Whatsapp</text:p>
      <text:p text:style-name="Standard">La gilda ha una sua gerarchia interna determinata dai ranghi:</text:p>
      <text:p text:style-name="Standard">Rango 1 GM</text:p>
      <text:p text:style-name="Standard">Rango 2 Consiglieri/officer</text:p>
      <text:p text:style-name="Standard">Rango 3 Raid leader</text:p>
      <text:p text:style-name="Standard">Rango 4 Banker</text:p>
      <text:p text:style-name="Standard">Rango 5 Raider esperti</text:p>
      <text:p text:style-name="Standard">Rango 6 Raider</text:p>
      <text:p text:style-name="Standard">Rango 7 Pre_Raider</text:p>
      <text:p text:style-name="Standard">Rango 8 Social</text:p>
      <text:p text:style-name="Standard">Rango 9 Alt</text:p>
      <text:p text:style-name="Standard">Rango 10 Burbe</text:p>
      <text:p text:style-name="Standard"/>
      <text:p text:style-name="P4">Spiegazione dei ranghi:</text:p>
      <text:p text:style-name="Standard"/>
      <text:p text:style-name="Standard">Rango 1 GM</text:p>
      <text:p text:style-name="Standard">Il Gm della gilda è Alitfaier.</text:p>
      <text:p text:style-name="Standard"/>
      <text:p text:style-name="Standard">Rango 2 Consiglieri/officer </text:p>
      <text:p text:style-name="Standard">I consiglieri hanno il compito di aiutare il gm a gildare, mantenere i rapporti con altre gilde, mantenere l’ordine in gilda, e dissipare le liti. Raccogliere informazioni sui nuovi player, e aiutare <text:span text:style-name="T1">i</text:span>l Gm su decisioni importanti <text:span text:style-name="T1">per la </text:span>gilda.</text:p>
      <text:p text:style-name="Standard">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Standard">Devono fornire una valutazione sulle capacità e comportamento di un raider o un nuovo giocatore.</text:p>
      <text:p text:style-name="Standard">Possono aumentare di grado e degradare. </text:p>
      <text:p text:style-name="Standard">Possono promuovere voto di preferenza per il kik</text:p>
      <text:p text:style-name="Standard">Uppare il warcraftlog.</text:p>
      <text:p text:style-name="P6">Al momento i Consiglieri sono: Sasha – Killua – Rotpan - Narbeleth</text:p>
      <text:p text:style-name="Standard"/>
      <text:p text:style-name="Standard">Rango 3 Raid leader</text:p>
      <text:p text:style-name="Standard">Il raid Leader è il responsabile del raid e del progress di gilda, <text:span text:style-name="T1">m</text:span>a non è il centro informazioni, o il muro del pianto, e nemmeno il raccogli paranoie.</text:p>
      <text:p text:style-name="Standard">Può assegnare i loot in caso manca il gm. </text:p>
      <text:p text:style-name="Standard">Può gruppare, creare eventi sul calendario, tenere sottocontrollo le attendance dei player, e fare rotazioni per esigenze di setup.</text:p>
      <text:p text:style-name="Standard">Inoltre, deve <text:span text:style-name="T1">per </text:span>ogni gionata di raid ufficiale fornire entro le 18 massimo le 19 il setup serale in base agli iscritti in calendario. Oltre quell’orario il calendario verrà chiuso e nessuno potrà più cambiare o modificare.</text:p>
      <text:p text:style-name="Standard">Può degradare e promuovere di grado, fare valutazioni su player sia come capacità e comportamento. </text:p>
      <text:p text:style-name="Standard">Può muovere voto di preferenza per il kik</text:p>
      <text:p text:style-name="Standard">Può kikkare dal raid.</text:p>
      <text:p text:style-name="Standard">Non ha bisogno di una scusa per cambiare un player con un altro durante il raid e nemmeno una scusa per non uppare o non uppare.</text:p>
      <text:p text:style-name="Standard">Uppare il warcraftlog.</text:p>
      <text:p text:style-name="P6"><text:soft-page-break/>Al momento il RL è : Mattelfina</text:p>
      <text:p text:style-name="Standard"/>
      <text:p text:style-name="Standard">Rango 4 Banker</text:p>
      <text:p text:style-name="Standard">Tutto quello che concerne la banca.</text:p>
      <text:p text:style-name="Standard">Inoltre devono mantenere sempre i consumabili in banca gilda.</text:p>
      <text:p text:style-name="P6">Al momento i banker sono: Janberto - Pedro</text:p>
      <text:p text:style-name="P3"/>
      <text:p text:style-name="P3">Rango 5 Raider esperti</text:p>
      <text:p text:style-name="Standard">I raider esperti sono tutti quelli che raidano da draenor con la gilda, e hanno una attendance di almeno 70%.</text:p>
      <text:p text:style-name="P3">Potranno diventare raider esperti <text:s/>per promozioni date dal RL dopo 6 mesi di raid in gilda con una attendance del 70%. </text:p>
      <text:p text:style-name="P3"><text:span text:style-name="T1">R</text:span>epair giornaliero di 700g</text:p>
      <text:p text:style-name="Standard"/>
      <text:p text:style-name="P3">Rango 6 Raider</text:p>
      <text:p text:style-name="Standard"><text:span text:style-name="T1">C</text:span>hi raida in gilda da almeno 3 mesi con attendance del 70%. <text:span text:style-name="T1">Repair giornaliero di</text:span> 400g.</text:p>
      <text:p text:style-name="Standard"/>
      <text:p text:style-name="P3">Rango 7 Pre_Raider</text:p>
      <text:p text:style-name="P3"><text:span text:style-name="T1">T</text:span>utti quelli che raidano ma non hanno il 70% di attendace per avanzare di grado, o player che hanno iniziato a raidare da due settimane. <text:span text:style-name="T1">R</text:span>epair giornaliero <text:span text:style-name="T1">di </text:span>150<text:span text:style-name="T1">g.</text:span></text:p>
      <text:p text:style-name="Standard"/>
      <text:p text:style-name="P7">Tutti e tre i ranghi hanno l’obbligo di essere su mumble per i raid, e segnarsi sul calendario.</text:p>
      <text:p text:style-name="Standard"/>
      <text:p text:style-name="Standard">Rango 8 Social</text:p>
      <text:p text:style-name="Standard">Sono tutti quelli che non raidano. E non ricevono l’invito in calendario.</text:p>
      <text:p text:style-name="Standard"/>
      <text:p text:style-name="Standard">Rango 9 Alt</text:p>
      <text:p text:style-name="Standard">Sono tutti gli alt </text:p>
      <text:p text:style-name="Standard"/>
      <text:p text:style-name="Standard">Rango 10 burba</text:p>
      <text:p text:style-name="Standard">Sono i nuovi entrati. Verranno invitati in raid per un certo periodo, poi a discrezione dei primi tre ranghi potranno essere messi a social.</text:p>
      <text:p text:style-name="Standard"/>
      <text:p text:style-name="P4">Banca Gilda</text:p>
      <text:p text:style-name="P5">La banca gilda sarà gestita dal Gm e dai banker. Il primo slot sarà libero e accessibile a tutti. A differenza del primo gli altri slot <text:span text:style-name="T2">avranno delle restrizioni (2 e 6 accessibile a banker e raider, 3,4,5,7 soltanto i banker possono prelevare). Questi slot </text:span>conterrano cibi per raid, pozze di attivazione e flask, gemme, erbe, shard <text:span text:style-name="T2">e BOE</text:span>. <text:span text:style-name="T2">Tutti i membri della gilda possono depositare oggetti nei tab di riferimento, si prega di mantenere un certo ordine.</text:span></text:p>
      <text:p text:style-name="P6">La banca gilda mette a disposizione gold per repair come spiegato sopra.</text:p>
      <text:p text:style-name="Standard"/>
      <text:p text:style-name="Standard"><text:span text:style-name="T3">Norme di Comportamento.</text:span></text:p>
      <text:p text:style-name="Standard">1) non si fa spoiler di film o serie tv o altre cose.</text:p>
      <text:p text:style-name="Standard">2) non si scrivono bestemmie in gchat</text:p>
      <text:p text:style-name="Standard">3) evitare le discussioni.</text:p>
      <text:p text:style-name="Standard">4) non si viene in raid ubriachi o sotto sostanze stupefacenti.</text:p>
      <text:p text:style-name="Standard">5) il rispetto per i compagni inizia con il segnarsi in raid e presentarsi e non dare buca all’ultimo minuto.</text:p>
      <text:p text:style-name="Standard">6) <text:span text:style-name="T6">l’assegnazione del loot avverrà in base alla priority di epgp </text:span><text:span text:style-name="T5">ma potrà essere chiesto</text:span><text:span text:style-name="T6"> al player che ha vinto il pezzo di passarlo a uno più bisognoso di lui per esigenze di setup</text:span></text:p>
      <text:p text:style-name="P3">7) in raid è obbligatorio usare mumble.</text:p>
      <text:p text:style-name="P3">8) fare silenzio in raid.</text:p>
      <text:p text:style-name="Standard"><text:soft-page-break/></text:p>
      <text:p text:style-name="P4"/>
      <text:p text:style-name="P4">Regole game chat e whatsapp.</text:p>
      <text:p text:style-name="Standard">Non fare spoiler di film, serie TV e altro.</text:p>
      <text:p text:style-name="Standard">Non spammare roba pornografica o scriver<text:span text:style-name="T1">e</text:span> bestemmie o insulti pesanti.</text:p>
      <text:p text:style-name="Standard">Non generare risse.</text:p>
      <text:p text:style-name="Standard"/>
      <text:p text:style-name="P4">Regole di comportamento chat Mumble.</text:p>
      <text:list xml:id="list7494312900502441113" text:style-name="L2">
        <text:list-item>
          <text:p text:style-name="P2">il ptt <text:span text:style-name="T1">è</text:span> obbligatorio.</text:p>
        </text:list-item>
        <text:list-item>
          <text:p text:style-name="P2">fare silenzio in raid.</text:p>
        </text:list-item>
        <text:list-item>
          <text:p text:style-name="P2">non creare discussioni con altri player.</text:p>
        </text:list-item>
        <text:list-item>
          <text:p text:style-name="P2">per crear<text:span text:style-name="T1">e</text:span> alt<text:span text:style-name="T1">r</text:span>i canali destinati ad altri giochi basta chiede<text:span text:style-name="T1">re</text:span>.</text:p>
        </text:list-item>
        <text:list-item>
          <text:p text:style-name="P2">rispettare le tematiche del canale, esempio, se si e in stanza locanda non puoi pretendere che gli altri faccian<text:span text:style-name="T1">o</text:span> silenzio mentre fai un dungeon.</text:p>
        </text:list-item>
        <text:list-item>
          <text:p text:style-name="P2">il server mumble sposter<text:span text:style-name="T1">à</text:span> in automatico chi <text:span text:style-name="T1">è </text:span>inattivo per pi<text:span text:style-name="T1">ù</text:span> di 30 minuti in canale afk.</text:p>
        </text:list-item>
      </text:list>
      <text:p text:style-name="Standard"/>
      <text:p text:style-name="P4">Comportamento in raid.</text:p>
      <text:p text:style-name="Standard">In raid come gi<text:span text:style-name="T1">à</text:span> riportato bisogna avere le addon richieste al momento dalla gilda, piu epgp dkp reload, ed epgp dkp lootmaster, chi non ha queste addon continuera a prendere ep ma non potr<text:span text:style-name="T1">à</text:span> dare la preferenza per neddare un pezzo. </text:p>
      <text:p text:style-name="Standard"/>
      <text:p text:style-name="Standard"/>
      <text:list xml:id="list7600392442423157967"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0:03:40.366893756</meta:creation-date>
    <dc:date>2016-07-13T22:00:41.027646613</dc:date>
    <meta:editing-duration>PT18M47S</meta:editing-duration>
    <meta:editing-cycles>4</meta:editing-cycles>
    <meta:generator>LibreOffice/5.1.4.2$Linux_X86_64 LibreOffice_project/10m0$Build-2</meta:generator>
    <meta:document-statistic meta:table-count="0" meta:image-count="0" meta:object-count="0" meta:page-count="3" meta:paragraph-count="80" meta:word-count="950" meta:character-count="5412" meta:non-whitespace-character-count="4538"/>
  </office:meta>
</office:document-meta>
</file>